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Symbol" svg:font-family="Symbo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5.6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0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09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0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6.86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text-properties fo:font-size="8.5pt" style:font-size-asian="8.5pt" style:font-size-complex="8.5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1" fo:font-size="23pt" fo:font-weight="bold" style:font-size-asian="23pt" style:font-name-complex="CenturyGothic1" style:font-size-complex="23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6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9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10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1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2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0.946cm" svg:x="5.0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5.62cm" svg:height="0.946cm" svg:x="5.038cm" svg:y="18.262cm">
          <draw:text-box>
            <text:p text:style-name="P1"><text:span text:style-name="T1">Animasyo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2.88cm" svg:x="1.689cm" svg:y="17.063cm">
          <draw:text-box>
            <text:p text:style-name="P1"><text:span text:style-name="T2">05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5</text:span></text:p>
          </draw:text-box>
        </draw:frame>
        <draw:custom-shape draw:style-name="gr8" draw:text-style-name="P9" draw:layer="layout" svg:width="9.288cm" svg:height="2.607cm" draw:transform="rotate (-0.0122173047639607) translate (2.165cm 4.964cm)">
          <text:p text:style-name="P8"><text:span text:style-name="T4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10.823cm" svg:height="2.599cm" draw:transform="rotate (0.42481313993542) translate (8.277cm 13.697cm)">
          <text:p text:style-name="P8"><text:span text:style-name="T4">te</text:span><text:span text:style-name="T4">hl</text:span><text:span text:style-name="T4">ik</text:span><text:span text:style-name="T4">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10" draw:text-style-name="P4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774cm" svg:y="3.7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14" draw:text-style-name="P13" draw:layer="layout" svg:width="8.511cm" svg:height="0.581cm" svg:x="7.105cm" svg:y="1.68cm">
          <draw:text-box>
            <text:p text:style-name="P1"><text:span text:style-name="T5">Problem: Tehlike Güncelle</text:span></text:p>
          </draw:text-box>
        </draw:frame>
        <draw:frame draw:style-name="gr15" draw:text-style-name="P14" draw:layer="layout" svg:width="17.02cm" svg:height="0.437cm" svg:x="2.122cm" svg:y="2.586cm">
          <draw:text-box>
            <text:p text:style-name="P1"><text:span text:style-name="T6">Talimatlar: </text:span><text:span text:style-name="T7">Tasarım Reçetesi’ni kullanarak ’tehlike-güncelle’ adında bir fonksiyon yazınız. </text:span></text:p>
          </draw:text-box>
        </draw:frame>
        <draw:frame draw:style-name="gr16" draw:text-style-name="P14" draw:layer="layout" svg:width="16.834cm" svg:height="0.873cm" svg:x="2.122cm" svg:y="2.957cm">
          <draw:text-box>
            <text:p text:style-name="P1"><text:span text:style-name="T7">Fonksiyon ‘tehlike’nin x-koordinatını alsın ve bir sonraki x-koordinatını (bir öncekinden 50 </text:span></text:p>
            <text:p text:style-name="P1"><text:span text:style-name="T7">piksel sola) üretsin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Açıkla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10.001cm" svg:height="0.352cm" svg:x="1.875cm" svg:y="8.978cm">
          <draw:text-box>
            <text:p text:style-name="P1"><text:span text:style-name="T9">Birkaç örnek yazıp, değişenleri yuvarlak içine alarak işaretleyiniz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4" draw:text-style-name="P17" draw:layer="layout" svg:width="1.276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6</text:span></text:p>
          </draw:text-box>
        </draw:frame>
      </draw:page>
      <draw:page draw:name="page3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36" draw:text-style-name="P13" draw:layer="layout" svg:width="8.278cm" svg:height="0.581cm" svg:x="7.266cm" svg:y="1.68cm">
          <draw:text-box>
            <text:p text:style-name="P1"><text:span text:style-name="T5">Problemi: Hedef Güncelle</text:span></text:p>
          </draw:text-box>
        </draw:frame>
        <draw:frame draw:style-name="gr37" draw:text-style-name="P14" draw:layer="layout" svg:width="16.867cm" svg:height="0.873cm" svg:x="2.122cm" svg:y="2.786cm">
          <draw:text-box>
            <text:p text:style-name="P1"><text:span text:style-name="T6">Talimatlar: </text:span><text:span text:style-name="T7">‘Hedef’in x-koordinatını alan ve bir sonraki x-koordinatını (bir öncekinden 50 </text:span></text:p>
            <text:p text:style-name="P1"><text:span text:style-name="T7">piksel sağa) üreten, ‘hedef-güncelle’ isimli bir fonksiyon yazınız. 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Açıkla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38" draw:text-style-name="P16" draw:layer="layout" svg:width="10.099cm" svg:height="0.352cm" svg:x="1.875cm" svg:y="8.978cm">
          <draw:text-box>
            <text:p text:style-name="P1"><text:span text:style-name="T9">Birkaç örnek yazıp, değişenleri yuvarlak içine alarak işaretleyiniz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9" draw:text-style-name="P17" draw:layer="layout" svg:width="1.446cm" svg:height="0.255cm" svg:x="8.27cm" svg:y="14.451cm">
          <draw:text-box>
            <text:p text:style-name="P1"><text:span text:style-name="T13">değişken(ler)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  <draw:page draw:name="page4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36" draw:text-style-name="P13" draw:layer="layout" svg:width="8.278cm" svg:height="0.581cm" svg:x="7.266cm" svg:y="1.68cm">
          <draw:text-box>
            <text:p text:style-name="P1"><text:span text:style-name="T5">Prob</text:span><text:span text:style-name="T5">lemi</text:span><text:span text:style-name="T5">: </text:span><text:span text:style-name="T5">Gize</text:span><text:span text:style-name="T5">m </text:span><text:span text:style-name="T5">Gün</text:span><text:span text:style-name="T5">celle</text:span></text:p>
          </draw:text-box>
        </draw:frame>
        <draw:frame draw:style-name="gr37" draw:text-style-name="P14" draw:layer="layout" svg:width="16.867cm" svg:height="0.873cm" svg:x="2.122cm" svg:y="2.786cm">
          <draw:text-box>
            <text:p text:style-name="P1"><text:span text:style-name="T6">Talima</text:span><text:span text:style-name="T6">tlar: </text:span><text:span text:style-name="T7">‘gizem’</text:span><text:span text:style-name="T7">in x-</text:span><text:span text:style-name="T7">koordin</text:span><text:span text:style-name="T7">atını </text:span><text:span text:style-name="T7">alan ve </text:span><text:span text:style-name="T7">bir </text:span><text:span text:style-name="T7">sonraki </text:span><text:span text:style-name="T7">x-</text:span><text:span text:style-name="T7">koordin</text:span><text:span text:style-name="T7">atını </text:span><text:span text:style-name="T7">(bir </text:span><text:span text:style-name="T7">önceki</text:span><text:span text:style-name="T7">nden </text:span><text:span text:style-name="T7">50 </text:span></text:p>
            <text:p text:style-name="P1"><text:span text:style-name="T7">piksel </text:span><text:span text:style-name="T7">sağa) </text:span><text:span text:style-name="T7">üreten, </text:span><text:span text:style-name="T7">‘gizem-</text:span><text:span text:style-name="T7">güncell</text:span><text:span text:style-name="T7">e’ isimli </text:span><text:span text:style-name="T7">bir </text:span><text:span text:style-name="T7">fonksiy</text:span><text:span text:style-name="T7">on </text:span><text:span text:style-name="T7">yazınız. 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Açıkla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38" draw:text-style-name="P16" draw:layer="layout" svg:width="10.099cm" svg:height="0.352cm" svg:x="1.875cm" svg:y="8.978cm">
          <draw:text-box>
            <text:p text:style-name="P1"><text:span text:style-name="T9">Birkaç örnek yazıp, değişenleri yuvarlak içine alarak işaretleyiniz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ÖRNEK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9" draw:text-style-name="P17" draw:layer="layout" svg:width="1.446cm" svg:height="0.255cm" svg:x="8.27cm" svg:y="14.451cm">
          <draw:text-box>
            <text:p text:style-name="P1"><text:span text:style-name="T13">değişken(ler)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Symbol" svg:font-family="Symbo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iragino Kaku Gothic StdN" svg:font-family="'Hiragino Kaku Gothic StdN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8T19:05:28.393837935</dc:date>
    <meta:editing-duration>PT49M15S</meta:editing-duration>
    <meta:editing-cycles>14</meta:editing-cycles>
    <meta:generator>LibreOffice/6.2.4.2$Linux_X86_64 LibreOffice_project/20$Build-2</meta:generator>
    <meta:document-statistic meta:object-count="222"/>
  </office:meta>
</office:document-meta>
</file>